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99cm" style:rel-column-width="6551*"/>
    </style:style>
    <style:style style:name="Table1.B" style:family="table-column">
      <style:table-column-properties style:column-width="1.7cm" style:rel-column-width="6554*"/>
    </style:style>
    <style:style style:name="Table1.D" style:family="table-column">
      <style:table-column-properties style:column-width="1.7cm" style:rel-column-width="6553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J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nager" text:name="project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tr.manager"/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projects" text:name="tableProjects"/>
        <text:user-field-decl office:value-type="string" office:string-value="Name" text:name="tableProjects.name"/>
        <text:user-field-decl office:value-type="string" office:string-value="Type" text:name="tableProjects.Type"/>
        <text:user-field-decl office:value-type="string" office:string-value="Priority" text:name="tableProjects.priority"/>
        <text:user-field-decl office:value-type="string" office:string-value="Responsible" text:name="tableProjects.responsible"/>
        <text:user-field-decl office:value-type="string" office:string-value="Allocation" text:name="tableProjects.allocation"/>
        <text:user-field-decl office:value-type="string" office:string-value="Estimate Type" text:name="tableProjects.estimatetype"/>
        <text:user-field-decl office:value-type="string" office:string-value="Calendar" text:name="tableProjects.calendar"/>
        <text:user-field-decl office:value-type="string" office:string-value="Estimate" text:name="tableProjects.estimate"/>
        <text:user-field-decl office:value-type="string" office:string-value="Optimistic" text:name="tableProjects.optimistic"/>
        <text:user-field-decl office:value-type="string" office:string-value="Optimistic (%)" text:name="tableProjects.optimisticratio"/>
        <text:user-field-decl office:value-type="string" office:string-value="Pessimistic" text:name="tableProjects.pessimistic"/>
        <text:user-field-decl office:value-type="string" office:string-value="Pessimistic (%)" text:name="tableProjects.pessimisticratio"/>
        <text:user-field-decl office:value-type="string" office:string-value="Risk" text:name="tableProjects.Risk"/>
        <text:user-field-decl office:value-type="string" office:string-value="Constraint" text:name="tableProjects.constraint"/>
        <text:user-field-decl office:value-type="string" office:string-value="Constraint Start" text:name="tableProjects.constraintstart"/>
        <text:user-field-decl office:value-type="string" office:string-value="Constraint End" text:name="tableProjects.constraintend"/>
        <text:user-field-decl office:value-type="string" office:string-value="Running Account" text:name="tableProjects.runningaccount"/>
        <text:user-field-decl office:value-type="string" office:string-value="Startup Account" text:name="tableProjects.startupaccount"/>
        <text:user-field-decl office:value-type="string" office:string-value="Startup Cost" text:name="tableProjects.startupcost"/>
        <text:user-field-decl office:value-type="string" office:string-value="Shutdown Account" text:name="tableProjects.shutdownaccount"/>
        <text:user-field-decl office:value-type="string" office:string-value="Shutdown Cost" text:name="tableProjects.shutdowncost"/>
        <text:user-field-decl office:value-type="string" office:string-value="Description" text:name="tableProjects.description"/>
        <text:user-field-decl office:value-type="string" office:string-value="Expected" text:name="tableProjects.expected"/>
        <text:user-field-decl office:value-type="string" office:string-value="Variance (Est)" text:name="tableProjects.varianceest"/>
        <text:user-field-decl office:value-type="string" office:string-value="Start Time" text:name="tableProjects.starttime"/>
        <text:user-field-decl office:value-type="string" office:string-value="End Time" text:name="tableProjects.endtime"/>
        <text:user-field-decl office:value-type="string" office:string-value="Early Start" text:name="tableProjects.earlystart"/>
        <text:user-field-decl office:value-type="string" office:string-value="Early Finish" text:name="tableProjects.earlyfinish"/>
        <text:user-field-decl office:value-type="string" office:string-value="Late Start" text:name="tableProjects.latestart"/>
        <text:user-field-decl office:value-type="string" office:string-value="Late Finish" text:name="tableProjects.latefinish"/>
        <text:user-field-decl office:value-type="string" office:string-value="Positive Float" text:name="tableProjects.positivefloat"/>
        <text:user-field-decl office:value-type="string" office:string-value="Free Float" text:name="tableProjects.freefloat"/>
        <text:user-field-decl office:value-type="string" office:string-value="Negative Float" text:name="tableProjects.negativefloat"/>
        <text:user-field-decl office:value-type="string" office:string-value="Start Float" text:name="tableProjects.startfloat"/>
        <text:user-field-decl office:value-type="string" office:string-value="Finish Float" text:name="tableProjects.finishfloat"/>
        <text:user-field-decl office:value-type="string" office:string-value="Assignments" text:name="tableProjects.Assignments"/>
        <text:user-field-decl office:value-type="string" office:string-value="Duration" text:name="tableProjects.duration"/>
        <text:user-field-decl office:value-type="string" office:string-value="Variance (Dur)" text:name="tableProjects.variancedur"/>
        <text:user-field-decl office:value-type="string" office:string-value="Optimistic (Dur)" text:name="tableProjects.optimisticdur"/>
        <text:user-field-decl office:value-type="string" office:string-value="Pessimistic (Dur)" text:name="tableProjects.pessimisticdur"/>
        <text:user-field-decl office:value-type="string" office:string-value="Status" text:name="tableProjects.status"/>
        <text:user-field-decl office:value-type="string" office:string-value="Planned Effort" text:name="tableProjects.plannedeffort"/>
        <text:user-field-decl office:value-type="string" office:string-value="Actual Effort" text:name="tableProjects.actualeffort"/>
        <text:user-field-decl office:value-type="string" office:string-value="Remaining Effort" text:name="tableProjects.remainingeffort"/>
        <text:user-field-decl office:value-type="string" office:string-value="Planned Cost" text:name="tableProjects.plannedcost"/>
        <text:user-field-decl office:value-type="string" office:string-value="Actual Cost" text:name="tableProjects.actualcost"/>
        <text:user-field-decl office:value-type="string" office:string-value="Actual Start" text:name="tableProjects.actualstart"/>
        <text:user-field-decl office:value-type="string" office:string-value="Started" text:name="tableProjects.started"/>
        <text:user-field-decl office:value-type="string" office:string-value="Actual Finish" text:name="tableProjects.actualfinish"/>
        <text:user-field-decl office:value-type="string" office:string-value="Finished" text:name="tableProjects.finished"/>
        <text:user-field-decl office:value-type="string" office:string-value="Status Note" text:name="tableProjects.statusnote"/>
        <text:user-field-decl office:value-type="string" office:string-value="Scheduling Status" text:name="tableProjects.schedulingstatus"/>
        <text:user-field-decl office:value-type="string" office:string-value="Not Scheduled" text:name="tableProjects.notscheduled"/>
        <text:user-field-decl office:value-type="string" office:string-value="Assignment Missing" text:name="tableProjects.assignmentmissing"/>
        <text:user-field-decl office:value-type="string" office:string-value="Resource Overbooked" text:name="tableProjects.resourceoverbooked"/>
        <text:user-field-decl office:value-type="string" office:string-value="Resource Unavailable" text:name="tableProjects.resourceunavailable"/>
        <text:user-field-decl office:value-type="string" office:string-value="Constraints Error" text:name="tableProjects.constraintserror"/>
        <text:user-field-decl office:value-type="string" office:string-value="Effort Not Met" text:name="tableProjects.effortnotmet"/>
        <text:user-field-decl office:value-type="string" office:string-value="Scheduling Error" text:name="tableProjects.schedulingerror"/>
        <text:user-field-decl office:value-type="string" office:string-value="WBS Code" text:name="tableProjects.wbscode"/>
        <text:user-field-decl office:value-type="string" office:string-value="Level" text:name="tableProjects.level"/>
        <text:user-field-decl office:value-type="string" office:string-value="BCWS" text:name="tableProjects.bcws"/>
        <text:user-field-decl office:value-type="string" office:string-value="BCWP" text:name="tableProjects.bcwp"/>
        <text:user-field-decl office:value-type="string" office:string-value="ACWP" text:name="tableProjects.acwp"/>
        <text:user-field-decl office:value-type="string" office:string-value="SPI" text:name="tableProjects.spi"/>
        <text:user-field-decl office:value-type="string" office:string-value="Critical" text:name="tableProjects.critical"/>
        <text:user-field-decl office:value-type="string" office:string-value="Critical Path" text:name="tableProjects.criticalpath"/>
        <text:user-field-decl office:value-type="string" office:string-value="Owner" text:name="tableProjects.owner"/>
        <text:user-field-decl office:value-type="string" office:string-value="Time" text:name="tableProjects.time"/>
        <text:user-field-decl office:value-type="string" office:string-value="schedules" text:name="tableSchedule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Optimistic (%)" text:name="tableTasks.optimisticratio"/>
        <text:user-field-decl office:value-type="string" office:string-value="Pessimistic" text:name="tableTasks.pessimistic"/>
        <text:user-field-decl office:value-type="string" office:string-value="Pessimistic (%)" text:name="tableTasks.pessimisticratio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" text:name="tableTaskStatus.optimistic"/>
        <text:user-field-decl office:value-type="string" office:string-value="Optimistic (%)" text:name="tableTaskStatus.optimisticratio"/>
        <text:user-field-decl office:value-type="string" office:string-value="Optimistic (Dur)" text:name="tableTaskStatus.optimisticdur"/>
        <text:user-field-decl office:value-type="string" office:string-value="Pessimistic (%)" text:name="tableTaskStatus.pessimisticratio"/>
        <text:user-field-decl office:value-type="string" office:string-value="Pessimistic" text:name="tableTaskStatus.pessimistic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  <text:user-field-decl office:value-type="string" office:string-value="" text:name="tableTaskStatus.completed"/>
      </text:user-field-decls>
      <text:p text:style-name="Text_20_body"><text:user-field-get text:name="tableTaskStatus">taskstatus</text:user-field-get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D"/>
        <table:table-column table:style-name="Table1.B" table:number-columns-repeated="4"/>
        <table:table-header-rows>
          <table:table-row table:style-name="TableLine93960447428080">
            <table:table-cell table:style-name="Table1.A1" office:value-type="string">
              <text:p text:style-name="P3"><text:user-field-get text:name="tableTaskStatus.name">Name</text:user-field-get></text:p>
            </table:table-cell>
            <table:table-cell table:style-name="Table1.A1" office:value-type="string">
              <text:p text:style-name="P4"><text:user-field-get text:name="tableTaskStatus.status">Status</text:user-field-get></text:p>
            </table:table-cell>
            <table:table-cell table:style-name="Table1.A1" office:value-type="string">
              <text:p text:style-name="P3"><text:user-field-get text:name="tableTaskStatus.completed"/></text:p>
            </table:table-cell>
            <table:table-cell table:style-name="Table1.A1" office:value-type="string">
              <text:p text:style-name="P3"><text:user-field-get text:name="tableTaskStatus.plannedeffort">Planned Effort</text:user-field-get></text:p>
            </table:table-cell>
            <table:table-cell table:style-name="Table1.A1" office:value-type="string">
              <text:p text:style-name="P3"><text:user-field-get text:name="tableTaskStatus.actualeffort">Actual Effort</text:user-field-get></text:p>
            </table:table-cell>
            <table:table-cell table:style-name="Table1.A1" office:value-type="string">
              <text:p text:style-name="P3"><text:user-field-get text:name="tableTaskStatus.remainingeffort">Remaining Effort</text:user-field-get></text:p>
            </table:table-cell>
            <table:table-cell table:style-name="Table1.A1" office:value-type="string">
              <text:p text:style-name="P3"><text:user-field-get text:name="tableTaskStatus.plannedcost">Planned Cost</text:user-field-get></text:p>
            </table:table-cell>
            <table:table-cell table:style-name="Table1.A1" office:value-type="string">
              <text:p text:style-name="P3"><text:user-field-get text:name="tableTaskStatus.actualcost">Actual Cost</text:user-field-get></text:p>
            </table:table-cell>
            <table:table-cell table:style-name="Table1.A1" office:value-type="string">
              <text:p text:style-name="P3"><text:user-field-get text:name="tableTaskStatus.actualstart">Actual Start</text:user-field-get></text:p>
            </table:table-cell>
            <table:table-cell table:style-name="Table1.J1" office:value-type="string">
              <text:p text:style-name="P3"><text:user-field-get text:name="tableTaskStatus.actualfinish">Actual Finish</text:user-field-get></text:p>
            </table:table-cell>
          </table:table-row>
        </table:table-header-rows>
        <table:table-row table:style-name="TableLine93960467571344">
          <table:table-cell table:style-name="Table1.A2" office:value-type="string">
            <text:p text:style-name="Table_20_Contents"><text:user-field-get text:name="tableTaskStatus.name">Name</text:user-field-get></text:p>
          </table:table-cell>
          <table:table-cell table:style-name="Table1.B2" office:value-type="string">
            <text:p text:style-name="Table_20_Contents"><text:user-field-get text:name="tableTaskStatus.status">Status</text:user-field-get></text:p>
          </table:table-cell>
          <table:table-cell table:style-name="Table1.C2" office:value-type="string">
            <text:p text:style-name="Table_20_Contents"><text:user-field-get text:name="tableTaskStatus.completed"/></text:p>
          </table:table-cell>
          <table:table-cell table:style-name="Table1.D2" office:value-type="string">
            <text:p text:style-name="Table_20_Contents"><text:user-field-get text:name="tableTaskStatus.plannedeffort">Planned Effort</text:user-field-get></text:p>
          </table:table-cell>
          <table:table-cell table:style-name="Table1.E2" office:value-type="string">
            <text:p text:style-name="Table_20_Contents"><text:user-field-get text:name="tableTaskStatus.actualeffort">Actual Effort</text:user-field-get></text:p>
          </table:table-cell>
          <table:table-cell table:style-name="Table1.F2" office:value-type="string">
            <text:p text:style-name="Table_20_Contents"><text:user-field-get text:name="tableTaskStatus.remainingeffort">Remaining Effort</text:user-field-get></text:p>
          </table:table-cell>
          <table:table-cell table:style-name="Table1.G2" office:value-type="string">
            <text:p text:style-name="Table_20_Contents"><text:user-field-get text:name="tableTaskStatus.plannedcost">Planned Cost</text:user-field-get></text:p>
          </table:table-cell>
          <table:table-cell table:style-name="Table1.H2" office:value-type="string">
            <text:p text:style-name="Table_20_Contents"><text:user-field-get text:name="tableTaskStatus.actualcost">Actual Cost</text:user-field-get></text:p>
          </table:table-cell>
          <table:table-cell table:style-name="Table1.I2" office:value-type="string">
            <text:p text:style-name="Table_20_Contents"><text:user-field-get text:name="tableTaskStatus.actualstart">Actual Start</text:user-field-get></text:p>
          </table:table-cell>
          <table:table-cell table:style-name="Table1.J2" office:value-type="string">
            <text:p text:style-name="Table_20_Contents"><text:user-field-get text:name="tableTaskStatus.actualfinish">Actual Finish</text:user-field-get>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1.007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4.0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Manager" text:name="project.manager"/>
          <text:user-field-decl office:value-type="string" office:string-value="Name" text:name="project.name"/>
          <text:user-field-decl office:value-type="string" office:string-value="Name" text:name="schedule.name"/>
          <text:user-field-decl office:value-type="string" office:string-value="Manager" text:name="tr.manager"/>
          <text:user-field-decl office:value-type="string" office:string-value="Project" text:name="tr.project"/>
          <text:user-field-decl office:value-type="string" office:string-value="Schedule" text:name="tr.schedule"/>
        </text:user-field-decls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Line93960447220416">
            <table:table-cell table:style-name="Table3.A1" office:value-type="string">
              <text:p text:style-name="MP2"><text:user-field-get text:name="tr.project">Project</text:user-field-get></text:p>
            </table:table-cell>
            <table:table-cell table:style-name="Table3.A1" office:value-type="string">
              <text:p text:style-name="MP2"><text:user-field-get text:name="tr.schedule">Schedule</text:user-field-get></text:p>
            </table:table-cell>
            <table:table-cell table:style-name="Table3.C1" office:value-type="string">
              <text:p text:style-name="MP2"><text:user-field-get text:name="tr.manager">Manager</text:user-field-get></text:p>
            </table:table-cell>
          </table:table-row>
          <table:table-row table:style-name="TableLine93960442769040">
            <table:table-cell table:style-name="Table3.A2" office:value-type="string">
              <text:p text:style-name="Table_20_Contents"><text:user-field-get text:name="project.name">Name</text:user-field-get></text:p>
            </table:table-cell>
            <table:table-cell table:style-name="Table3.A2" office:value-type="string">
              <text:p text:style-name="Table_20_Contents"><text:user-field-get text:name="schedule.name">Name</text:user-field-get></text:p>
            </table:table-cell>
            <table:table-cell table:style-name="Table3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4-21T09:22:41.902516529</meta:creation-date>
    <dc:date>2022-10-10T09:57:10.525268907</dc:date>
    <meta:editing-duration>PT17H21M1S</meta:editing-duration>
    <meta:editing-cycles>44</meta:editing-cycles>
    <meta:generator>LibreOfficeDev/7.4.0.0.alpha0$Linux_X86_64 LibreOffice_project/2a57ef5512a018bfcfac85a8cd63f2e528f7cdca</meta:generator>
    <meta:document-statistic meta:table-count="2" meta:image-count="0" meta:object-count="0" meta:page-count="1" meta:paragraph-count="28" meta:word-count="40" meta:character-count="250" meta:non-whitespace-character-count="236"/>
  </office:meta>
</office:document-meta>
</file>